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B7000000B7579F9B8899D5A201.png" manifest:media-type="image/png"/>
  <manifest:file-entry manifest:full-path="Pictures/10000001000000CF000000CF5C9DA7E5B84843BF.png" manifest:media-type="image/png"/>
  <manifest:file-entry manifest:full-path="Pictures/10000001000001E0000001E0D21500ADF51C0E04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9.25cm" fo:min-width="9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9.5cm" fo:min-width="9.5cm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cm" fo:min-width="0cm"/>
      <style:paragraph-properties style:writing-mode="lr-tb"/>
    </style:style>
    <style:style style:name="gr7" style:family="graphic" style:parent-style-name="qrcode_20_undertext">
      <style:graphic-properties draw:auto-grow-width="false" fo:min-height="0cm" fo:min-width="0cm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9.5cm" fo:min-width="9.5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999cm" svg:height="0.999cm" svg:x="9.335cm" svg:y="1.39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9.5cm" svg:height="9.5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5cm" svg:height="9.5cm" svg:x="10.5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7.5cm" svg:height="7.5cm" svg:x="2cm" svg:y="1cm">
          <draw:image xlink:href="Pictures/10000001000001E0000001E0D21500ADF51C0E04.png" xlink:type="simple" xlink:show="embed" xlink:actuate="onLoad" draw:mime-type="image/png">
            <text:p/>
          </draw:image>
        </draw:frame>
        <draw:frame draw:style-name="gr5" draw:text-style-name="P4" draw:layer="layout" svg:width="9.5cm" svg:height="1.5cm" svg:x="1cm" svg:y="8cm">
          <draw:text-box>
            <text:p text:style-name="P1">Monero</text:p>
            <text:p text:style-name="P1">Decentralized currency</text:p>
          </draw:text-box>
        </draw:frame>
        <draw:frame draw:style-name="gr6" draw:text-style-name="P5" draw:layer="layout" svg:width="9.5cm" svg:height="1cm" svg:x="1cm" svg:y="9.5cm">
          <draw:text-box>
            <text:p>0.100000000000 ɱ</text:p>
          </draw:text-box>
        </draw:frame>
        <draw:frame draw:style-name="gr7" draw:text-style-name="P6" draw:layer="layout" svg:width="7.5cm" svg:height="2cm" svg:x="11.5cm" svg:y="8.5cm">
          <draw:text-box>
            <text:p>audit-url</text:p>
          </draw:text-box>
        </draw:frame>
        <draw:frame draw:style-name="gr4" draw:text-style-name="P7" draw:layer="layout" svg:width="7.4cm" svg:height="7.4cm" svg:x="11.45cm" svg:y="1.05cm">
          <draw:image xlink:href="Pictures/10000001000000B7000000B7579F9B8899D5A201.png" xlink:type="simple" xlink:show="embed" xlink:actuate="onLoad" draw:mime-type="image/png">
            <text:p/>
          </draw:image>
        </draw:frame>
      </draw:page>
      <draw:page draw:name="page2" draw:style-name="dp1" draw:master-page-name="Standard">
        <draw:custom-shape draw:style-name="gr8" draw:text-style-name="P2" draw:layer="layout" svg:width="9.5cm" svg:height="9.5cm" svg:x="10.5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7.5cm" svg:height="2cm" svg:x="11.5cm" svg:y="8.5cm">
          <draw:text-box>
            <text:p>spend-url</text:p>
          </draw:text-box>
        </draw:frame>
        <draw:frame draw:style-name="gr4" draw:text-style-name="P7" draw:layer="layout" svg:width="7.45cm" svg:height="7.45cm" svg:x="11.45cm" svg:y="1.05cm">
          <draw:image xlink:href="Pictures/10000001000000CF000000CF5C9DA7E5B84843B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draw:fit-to-size="false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qrcode_20_undertext" style:display-name="qrcode undertext" style:family="graphic" style:parent-style-name="standard">
      <style:graphic-properties draw:stroke="none" draw:fill="none" draw:fill-color="#ffffff" draw:fit-to-size="false" style:shrink-to-fit="true" draw:fit-to-contour="fals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13:12:01.036200566</meta:creation-date>
    <dc:date>2024-07-13T15:47:04.022505346</dc:date>
    <meta:editing-duration>PT4H33M15S</meta:editing-duration>
    <meta:editing-cycles>9</meta:editing-cycles>
    <meta:generator>LibreOffice/7.4.7.2$Linux_X86_64 LibreOffice_project/40$Build-2</meta:generator>
    <meta:document-statistic meta:object-count="11"/>
  </office:meta>
</office:document-meta>
</file>

<file path=Object 1/content.xml><?xml version="1.0" encoding="utf-8"?>
<math xmlns="http://www.w3.org/1998/Math/MathML" display="block"/>
</file>